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officeooo:rsid="000c2120" officeooo:paragraph-rsid="000c2120"/>
    </style:style>
    <style:style style:name="P2" style:family="paragraph" style:parent-style-name="Standard">
      <style:text-properties officeooo:rsid="000a6d94" officeooo:paragraph-rsid="000a6d94"/>
    </style:style>
    <style:style style:name="P3" style:family="paragraph" style:parent-style-name="Standard">
      <style:text-properties officeooo:rsid="000c2120" officeooo:paragraph-rsid="000c2120"/>
    </style:style>
    <style:style style:name="P4" style:family="paragraph" style:parent-style-name="Standard">
      <style:text-properties officeooo:rsid="000c7b6c" officeooo:paragraph-rsid="000c7b6c"/>
    </style:style>
    <style:style style:name="P5" style:family="paragraph" style:parent-style-name="Standard">
      <style:text-properties fo:font-weight="bold" officeooo:rsid="000fb6b4" officeooo:paragraph-rsid="000fb6b4" style:font-weight-asian="bold" style:font-weight-complex="bold"/>
    </style:style>
    <style:style style:name="P6" style:family="paragraph" style:parent-style-name="Standard">
      <style:text-properties officeooo:rsid="000fb6b4" officeooo:paragraph-rsid="000fb6b4"/>
    </style:style>
    <style:style style:name="P7" style:family="paragraph" style:parent-style-name="Standard">
      <style:text-properties officeooo:rsid="0011bb27" officeooo:paragraph-rsid="0011bb27"/>
    </style:style>
    <style:style style:name="P8" style:family="paragraph" style:parent-style-name="Standard">
      <style:text-properties fo:font-weight="normal" officeooo:rsid="000fb6b4" officeooo:paragraph-rsid="000fb6b4" style:font-weight-asian="normal" style:font-weight-complex="normal"/>
    </style:style>
    <style:style style:name="P9" style:family="paragraph" style:parent-style-name="Standard">
      <style:text-properties officeooo:rsid="000af35a" officeooo:paragraph-rsid="000af35a"/>
    </style:style>
    <style:style style:name="P10" style:family="paragraph" style:parent-style-name="Standard">
      <style:text-properties officeooo:rsid="000af35a" officeooo:paragraph-rsid="00191a4e"/>
    </style:style>
    <style:style style:name="P11" style:family="paragraph" style:parent-style-name="Standard">
      <style:text-properties officeooo:rsid="00191a4e" officeooo:paragraph-rsid="00191a4e"/>
    </style:style>
    <style:style style:name="P12" style:family="paragraph" style:parent-style-name="Standard">
      <style:text-properties officeooo:rsid="000fb6b4" officeooo:paragraph-rsid="000fb6b4"/>
    </style:style>
    <style:style style:name="P13" style:family="paragraph" style:parent-style-name="Standard">
      <style:text-properties officeooo:rsid="0019bf67" officeooo:paragraph-rsid="0019bf67"/>
    </style:style>
    <style:style style:name="P14" style:family="paragraph" style:parent-style-name="Standard">
      <style:text-properties officeooo:rsid="000c2120" officeooo:paragraph-rsid="000c2120"/>
    </style:style>
    <style:style style:name="P15" style:family="paragraph" style:parent-style-name="Standard">
      <style:text-properties officeooo:rsid="000c7b6c" officeooo:paragraph-rsid="000c7b6c"/>
    </style:style>
    <style:style style:name="P16" style:family="paragraph" style:parent-style-name="Standard">
      <style:text-properties officeooo:rsid="000c7b6c" officeooo:paragraph-rsid="001cff9b"/>
    </style:style>
    <style:style style:name="P17" style:family="paragraph" style:parent-style-name="Standard">
      <style:text-properties officeooo:rsid="001cff9b" officeooo:paragraph-rsid="001cff9b"/>
    </style:style>
    <style:style style:name="P18" style:family="paragraph" style:parent-style-name="Standard">
      <style:text-properties officeooo:rsid="001d466f" officeooo:paragraph-rsid="001d466f"/>
    </style:style>
    <style:style style:name="P19" style:family="paragraph" style:parent-style-name="Standard">
      <style:text-properties officeooo:rsid="001f114c" officeooo:paragraph-rsid="001f114c"/>
    </style:style>
    <style:style style:name="P20" style:family="paragraph" style:parent-style-name="Standard">
      <style:text-properties officeooo:rsid="0011bb27" officeooo:paragraph-rsid="0011bb27"/>
    </style:style>
    <style:style style:name="P21" style:family="paragraph" style:parent-style-name="Heading_20_1">
      <style:text-properties officeooo:paragraph-rsid="00172a40"/>
    </style:style>
    <style:style style:name="T1" style:family="text">
      <style:text-properties officeooo:rsid="000c7b6c"/>
    </style:style>
    <style:style style:name="T2" style:family="text">
      <style:text-properties officeooo:rsid="000dd936"/>
    </style:style>
    <style:style style:name="T3" style:family="text">
      <style:text-properties officeooo:rsid="000fb6b4"/>
    </style:style>
    <style:style style:name="T4" style:family="text">
      <style:text-properties officeooo:rsid="0011bb27"/>
    </style:style>
    <style:style style:name="T5" style:family="text">
      <style:text-properties officeooo:rsid="0012c240"/>
    </style:style>
    <style:style style:name="T6" style:family="text">
      <style:text-properties officeooo:rsid="0019bf67"/>
    </style:style>
    <style:style style:name="T7" style:family="text">
      <style:text-properties fo:font-style="italic" officeooo:rsid="0019bf67" style:font-style-asian="italic" style:font-style-complex="italic"/>
    </style:style>
    <style:style style:name="T8" style:family="text">
      <style:text-properties fo:font-style="italic" officeooo:rsid="001cff9b" style:font-style-asian="italic" style:font-style-complex="italic"/>
    </style:style>
    <style:style style:name="T9" style:family="text">
      <style:text-properties fo:font-style="normal" officeooo:rsid="001cff9b" style:font-style-asian="normal" style:font-style-complex="normal"/>
    </style:style>
    <style:style style:name="T10" style:family="text">
      <style:text-properties fo:font-style="normal" officeooo:rsid="002032d9" style:font-style-asian="normal" style:font-style-complex="normal"/>
    </style:style>
    <style:style style:name="T11" style:family="text">
      <style:text-properties officeooo:rsid="001cff9b"/>
    </style:style>
    <style:style style:name="T12" style:family="text">
      <style:text-properties officeooo:rsid="001d466f"/>
    </style:style>
    <style:style style:name="T13" style:family="text">
      <style:text-properties officeooo:rsid="001fd828"/>
    </style:style>
    <style:style style:name="T14" style:family="text">
      <style:text-properties officeooo:rsid="002032d9"/>
    </style:style>
    <style:style style:name="T15" style:family="text">
      <style:text-properties officeooo:rsid="0021ff3c"/>
    </style:style>
    <style:style style:name="T16" style:family="text">
      <style:text-properties officeooo:rsid="002387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uel développeur : </text:p>
      <text:p text:style-name="P2"/>
      <text:p text:style-name="P2"/>
      <text:h text:style-name="Heading_20_1" text:outline-level="1">I – Définition du projet </text:h>
      <text:p text:style-name="Standard"/>
      <text:p text:style-name="P6">L'objectif de ce projet à été d'implémenter un jeu du snake, de type curvytron, avec une interface graphique basique fourni (Zen5), en utilisant les <text:span text:style-name="T15">différentes</text:span> structures et implémentations vues en cours. Il s'agit d'un jeu jouable en solo (extensible multijoueur) où il faut <text:span text:style-name="T15">contrôler</text:span> un serpent qui grandi sans se déplacer (c-a-d que la tête avance, mais pas la queue), <text:span text:style-name="T4">qui ne peut que changer de direction vers la gauche ou la droite.</text:span></text:p>
      <text:p text:style-name="P17">Nous avons cependant ajouté, sous la forme d'un bonus en jeu, la possibilité de passer d'un serpent de type curvytron à un serpent de type Snake classique.</text:p>
      <text:p text:style-name="P9"/>
      <text:h text:style-name="P21" text:outline-level="1"><text:span text:style-name="T3">II – Présentation du projet</text:span> </text:h>
      <text:p text:style-name="P9"/>
      <text:p text:style-name="P11">La Javadoc de ce projet est disponible dans le dossier doc. Elle contient toutes les informations sur l'implémentation des fonctions et des classes ainsi que leur utilisation.</text:p>
      <text:p text:style-name="P11">Au besoin, celle-ci pourra être ré-généré grâce au code source.</text:p>
      <text:p text:style-name="P10"/>
      <text:h text:style-name="Heading_20_2" text:outline-level="2">Présentation des classes</text:h>
      <text:p text:style-name="P11"/>
      <text:p text:style-name="P3">Le projet est divisé en plusieurs classe<text:span text:style-name="T2">s, toutes contenues dans le package </text:span><text:span text:style-name="T7">fr.umlv.curvy </text:span></text:p>
      <text:p text:style-name="P3"/>
      <text:p text:style-name="P3">- Une interface AllSnake, qui regroupe les deux types de snakes que l'on peut avoir dans le jeu.</text:p>
      <text:p text:style-name="P4">Les classes Snake et ClassicSnakes implémentent cette interface :</text:p>
      <text:p text:style-name="P4"><text:tab/>Snake , <text:span text:style-name="T5">qui est la version curvytron, implémente les déplacements, la détection de collision ainsi que l'application d'un bonus rencontré par le snake</text:span></text:p>
      <text:p text:style-name="P4"><text:tab/>ClassicSnake implémente la version classique du snake, ses déplacements, ...</text:p>
      <text:p text:style-name="P3"/>
      <text:p text:style-name="P3">- Une classe Window, qui contient <text:span text:style-name="T14">notamment</text:span> toutes les <text:span text:style-name="T14">informations</text:span> sur la <text:span text:style-name="T14">fenêtre</text:span> de jeu, la taille en des bordures autour du plateau, ..</text:p>
      <text:p text:style-name="P3"/>
      <text:p text:style-name="P3">- <text:span text:style-name="T1">Une classe Bonus, qui implémente les bonus.</text:span></text:p>
      <text:p text:style-name="P4">Elle est completé par les classes BonusAction et BonusGenerator</text:p>
      <text:p text:style-name="P4">-BonusAction implémente les actions en jeu des bonus,</text:p>
      <text:p text:style-name="P4">-BonusGenerator implémente leur insertion en jeu.</text:p>
      <text:p text:style-name="P4"/>
      <text:p text:style-name="P4">- <text:span text:style-name="T2">Une classe EventManager, qui implémente tous les événements avec l'utilisateur, notamment la récupération du</text:span></text:p>
      <text:p text:style-name="P4"/>
      <text:p text:style-name="P4">- <text:span text:style-name="T6">Une classe Map, qui regroupe toutes les information du plateau de jeu, le plateau en lui même</text:span></text:p>
      <text:p text:style-name="P13">(le tableau à deux dimensions), et implémente donc les actions d'ajouts et de modification de valeur dans celui-ci.</text:p>
      <text:p text:style-name="P13"><text:soft-page-break/></text:p>
      <text:p text:style-name="P13">-Une classe Case, qui représente une case du tableau implémenté dans Map.</text:p>
      <text:p text:style-name="P4"/>
      <text:p text:style-name="P4">- <text:span text:style-name="T6">Une classe Menu, qui implémente l'affichage du menu de l'application.</text:span></text:p>
      <text:p text:style-name="P4"/>
      <text:p text:style-name="P4">- Une classe Draw, qui s'occupe de l'affichage de tous les éléments</text:p>
      <text:p text:style-name="P4">(le background, les shapes pour le snake et les <text:span text:style-name="T14">icônes</text:span> des bonus).</text:p>
      <text:p text:style-name="P4"/>
      <text:p text:style-name="P4"/>
      <text:p text:style-name="P16">- <text:span text:style-name="T11">Une classe Main, qui est la classe exécutant l'application :</text:span></text:p>
      <text:p text:style-name="P16"><text:span text:style-name="T11">Elle contient notamment la méthode </text:span><text:span text:style-name="T8">public static void main(). </text:span><text:span text:style-name="T9">De plus, elle contient aussi les méthodes </text:span><text:span text:style-name="T10">permettant</text:span><text:span text:style-name="T9"> l'exécution du jeu en mode solo ou multijoueur.</text:span></text:p>
      <text:p text:style-name="P4"/>
      <text:h text:style-name="Heading_20_2" text:outline-level="2">Choix de l'implémentation</text:h>
      <text:p text:style-name="P5"/>
      <text:p text:style-name="P8">Les <text:span text:style-name="T6">différents</text:span> choix de structures dans ce projet ont été fait de façon a rendre le programme fluide :</text:p>
      <text:p text:style-name="P5"/>
      <text:p text:style-name="P8">La structure de tableau à deux dimension pour stocker l'état du plateau</text:p>
      <text:p text:style-name="P8">connaître la position de la tête, sa direction, et n'avancer que celle ci, en ajoutant les nouvelles coordonnées dans le tableau. </text:p>
      <text:p text:style-name="P6"/>
      <text:p text:style-name="P6"/>
      <text:p text:style-name="P3">Afin de connaître l'état du jeu, le plateau est stocké dans un tableau à deux dimension (de la taille du plateau de jeu, c-a-d de la zone jouable). </text:p>
      <text:p text:style-name="P3">Une valeur à 0 signifie que l'emplacement est vide, sinon l'id du snake ou du bonus y est stocké.</text:p>
      <text:p text:style-name="P3">Cette implémentation permet notament d'avoir un parcours constant afin de connaître les positions qui seront accessible par le snake.</text:p>
      <text:p text:style-name="P3"/>
      <text:p text:style-name="P13">Cette façon d'implémenter permet d'optimiser le temps de parcours du serpent, car pour vérifier les collisions contre un autre objet, nous n'avons qu'a regarder si les cases devant le snake sont libre ou occupés.</text:p>
      <text:p text:style-name="P3"/>
      <text:p text:style-name="P3"/>
      <text:p text:style-name="P3"/>
      <text:h text:style-name="Heading_20_2" text:outline-level="2">Difficulté rencontrées</text:h>
      <text:p text:style-name="P7"/>
      <text:p text:style-name="P7">Dans ce projet, <text:span text:style-name="T13">la principale difficulté a été de prendre en main l'interface graphique fourni et d’implémenter tout un jeu autour de celle-ci.</text:span></text:p>
      <text:p text:style-name="P7"/>
      <text:p text:style-name="P7">Tout d'abord, nous n'avons pas réussi à rendre ce jeu aussi parfaitement jouable (niveau gameplay) au niveau du contrôle du serpent : la gestion des <text:span text:style-name="T14">événements</text:span> dans la librairie Zen5 nous a bridé.</text:p>
      <text:p text:style-name="P19"/>
      <text:p text:style-name="P19">Par la suite, afin de pouvoir gérer les collision (c-a-d la rencontre du serpent avec un autre objet (ou lui même par exemple)), nous devions sauvegarder les coordonnées de chaque partie du serpent.</text:p>
      <text:p text:style-name="P19">Hors <text:span text:style-name="T14">stocker</text:span> chaque valeurs et <text:span text:style-name="T14">parcourir</text:span> tout le serpent à chaque fois pour vérifier les collisions n'était pas efficace. Nous avons donc implémenter le tableau à deux dimension qui ne <text:span text:style-name="T14">sauvegardera</text:span> que le passage de la tête du serpent.</text:p>
      <text:p text:style-name="P19"/>
      <text:p text:style-name="P19"><text:soft-page-break/>Le seul inconvénient de cette implémentation est que lorsqu'un serpent rentre en collision avec un bonus, le bonus s'applique au serpent et disparaît. Un morceau du serpent peut alors être effacer du plateau, car encore une fois on efface le bonus (et sa zone de valeur) directement dans le tableau.</text:p>
      <text:p text:style-name="P7"/>
      <text:h text:style-name="Heading_20_1" text:outline-level="1"><text:span text:style-name="T6">III - </text:span>Amélioration possible et perspectives </text:h>
      <text:p text:style-name="P4"/>
      <text:p text:style-name="P4">Ce jeu a été <text:span text:style-name="T14">développer</text:span> de façon à pouvoir être implémenter et jouable en multijoueur :</text:p>
      <text:p text:style-name="P4">Cependant, la librairie Zen5 <text:span text:style-name="T12">et sa gestion d’événements du clavier nous ont empêcher de pouvoir faire un mode multijoueur (en local) optimal :</text:span></text:p>
      <text:p text:style-name="P18">En effet la libraire n'attends qu'une seule touche à la fois, hors pour pouvoir jouer en multijoueur il faut plusieurs touches disponibles en même temps.</text:p>
      <text:p text:style-name="P4"/>
      <text:p text:style-name="P18">Autres améliorations possibles :</text:p>
      <text:p text:style-name="P18"/>
      <text:p text:style-name="P4">- Dans une nouvelle implémentation, nous pourrions passer les bonus dans une classe abstraite, afin de faciliter l'ajout d'un nouveau bonus en jeu.</text:p>
      <text:p text:style-name="P4"/>
      <text:p text:style-name="P4">- Améliorer la saisie des touches du clavier afin de rendre le mode multijoueur jouable.</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c2120" officeooo:paragraph-rsid="000c2120"/>
    </style:style>
    <style:page-layout style:name="Mpm1">
      <style:page-layout-properties fo:page-width="21.001cm" fo:page-height="29.7cm" style:num-format="1" style:print-orientation="portrait" fo:margin-top="1.005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693cm" fo:margin-left="0cm" fo:margin-right="0cm" fo:margin-bottom="0.499cm"/>
      </style:header-style>
      <style:footer-style/>
    </style:page-layout>
  </office:automatic-styles>
  <office:master-styles>
    <style:master-page style:name="Standard" style:page-layout-name="Mpm1">
      <style:header>
        <text:p text:style-name="MP1">Shafie Ichem</text:p>
        <text:p text:style-name="MP1">Baduel Thoma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meta:initial-creator>
    <meta:creation-date>2017-01-13T03:09:53.012173169</meta:creation-date>
    <dc:date>2017-01-13T16:49:09.574884698</dc:date>
    <dc:creator>Thomas </dc:creator>
    <meta:editing-duration>PT1H28M40S</meta:editing-duration>
    <meta:editing-cycles>24</meta:editing-cycles>
    <meta:generator>LibreOffice/4.3.3.2$Linux_X86_64 LibreOffice_project/430m0$Build-2</meta:generator>
    <meta:document-statistic meta:table-count="0" meta:image-count="0" meta:object-count="0" meta:page-count="3" meta:paragraph-count="50" meta:word-count="864" meta:character-count="5306" meta:non-whitespace-character-count="4481"/>
  </office:meta>
</office:document-meta>
</file>